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" svg:font-family="Mon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1" svg:font-family="'IPA Pゴシック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5.893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name="Mona" style:font-name-asian="Mona"/>
    </style:style>
    <style:style style:name="P2" style:family="paragraph">
      <loext:graphic-properties draw:fill-color="#ffffff"/>
      <style:text-properties style:font-name="Mona" style:font-name-asian="Mona"/>
    </style:style>
    <style:style style:name="P3" style:family="paragraph">
      <loext:graphic-properties draw:fill-color="#ffffff"/>
    </style:style>
    <style:style style:name="T1" style:family="text">
      <style:text-properties style:font-name="IPA Pゴシック1" style:font-name-asian="IPA Pゴシック1"/>
    </style:style>
    <style:style style:name="T2" style:family="text">
      <style:text-properties style:font-name="Mona" style:font-name-asian="Mon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2" draw:layer="layout" svg:width="25.199cm" svg:height="15.893cm" svg:x="1.8cm" svg:y="4.507cm">
          <draw:text-box>
            <text:p text:style-name="P1"><text:span text:style-name="T1">GCC</text:span><text:span text:style-name="T1">のアーキテクチャ名が</text:span><text:span text:style-name="T1">aarch64</text:span><text:span text:style-name="T1">で</text:span></text:p>
            <text:p text:style-name="P1"><text:span text:style-name="T1">Linux </text:span><text:span text:style-name="T1">カーネルや</text:span><text:span text:style-name="T1">Debian</text:span><text:span text:style-name="T1">では </text:span><text:span text:style-name="T1">arm64</text:span></text:p>
            <text:p text:style-name="P1"><text:span text:style-name="T2"><text:s/></text:span></text:p>
            <text:p text:style-name="P1"><text:span text:style-name="T2">　　 　　 <text:s text:c="6"/>＿</text:span><text:span text:style-name="T2">_</text:span><text:span text:style-name="T2">＿</text:span><text:span text:style-name="T2">__</text:span><text:span text:style-name="T2">　　　　　━┓</text:span></text:p>
            <text:p text:style-name="P1"><text:span text:style-name="T2">　　　 <text:s text:c="6"/>／　―　　 ＼ 　　 ┏┛</text:span></text:p>
            <text:p text:style-name="P1"><text:span text:style-name="T2">　　 <text:s text:c="2"/>／ノ　　</text:span><text:span text:style-name="T2">( ●)</text:span><text:span text:style-name="T2">　　 ＼　 ・</text:span></text:p>
            <text:p text:style-name="P1"><text:span text:style-name="T2">. </text:span><text:span text:style-name="T2">｜ </text:span><text:span text:style-name="T2">( ●) </text:span><text:span text:style-name="T2">　 ⌒）　　　</text:span><text:span text:style-name="T2">|</text:span></text:p>
            <text:p text:style-name="P1"><text:span text:style-name="T2">. </text:span><text:span text:style-name="T2">｜　　 （</text:span><text:span text:style-name="T2">__</text:span><text:span text:style-name="T2">ノ￣　　　 </text:span><text:span text:style-name="T2">/</text:span></text:p>
            <text:p text:style-name="P1"><text:span text:style-name="T2">｜ 　 　 　 　 　 　 </text:span><text:span text:style-name="T2">/</text:span></text:p>
            <text:p text:style-name="P1"><text:span text:style-name="T2">　　＼＿　　　 ⊂ヽ∩＼</text:span></text:p>
            <text:p text:style-name="P1"><text:span text:style-name="T2">　　　　</text:span><text:span text:style-name="T2">/´</text:span><text:span text:style-name="T2">　　 　 </text:span><text:span text:style-name="T2">(,</text:span><text:span text:style-name="T2">＿ ＼</text:span><text:span text:style-name="T2">.</text:span><text:span text:style-name="T2">＼</text:span></text:p>
            <text:p text:style-name="P1"><text:span text:style-name="T2">.</text:span><text:span text:style-name="T2">　　 　</text:span><text:span text:style-name="T2">|</text:span><text:span text:style-name="T2">　　</text:span><text:span text:style-name="T2">/</text:span><text:span text:style-name="T2">　　　　　＼＿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　　 　　 ＿_＿__　　　　　━┓</text:p>
              </text:list-header>
              <text:list-item>
                <text:p>　　　 ／　―　　 ＼ 　　 ┏┛</text:p>
              </text:list-item>
              <text:list-item>
                <text:p>　　／ノ　　( ●)　　 ＼　 ・</text:p>
              </text:list-item>
              <text:list-item>
                <text:p>.　｜ ( ●) 　 ⌒）　　　|</text:p>
              </text:list-item>
              <text:list-item>
                <text:p>.　｜　　 （__ノ￣　　　 /</text:p>
              </text:list-item>
              <text:list-item>
                <text:p>.　｜ 　 　 　 　 　 　 /</text:p>
              </text:list-item>
              <text:list-item>
                <text:p>　　＼＿　　　 ⊂ヽ∩＼</text:p>
              </text:list-item>
              <text:list-item>
                <text:p>　　　　/´　　 　 (,＿ ＼.＼</text:p>
              </text:list-item>
              <text:list-item>
                <text:p>.　　 　|　　/　　　　　＼＿ﾉ</text:p>
              </text:list-item>
              <text:list-item>
                <text:p/>
              </text:list-item>
              <text:list-item>
                <text:p/>
              </text:list-item>
              <text:list-item>
                <text:p>　　　　　 ＿　　 　　━┓</text:p>
              </text:list-item>
              <text:list-item>
                <text:p>　　　 ／　―＼ 　　┏┛</text:p>
              </text:list-item>
              <text:list-item>
                <text:p>　　／ノ　　(●)＼　 ・</text:p>
              </text:list-item>
              <text:list-item>
                <text:p>.　｜　(●) 　 ⌒）＼</text:p>
              </text:list-item>
              <text:list-item>
                <text:p>.　｜　　 （__ノ￣　　|</text:p>
              </text:list-item>
              <text:list-item>
                <text:p>　　＼　　　　　　　 /</text:p>
              </text:list-item>
              <text:list-item>
                <text:p>　　　 ＼　　　　 _ノ</text:p>
              </text:list-item>
              <text:list-item>
                <text:p>　　　　/´　　 　 ｀＼</text:p>
              </text:list-item>
              <text:list-item>
                <text:p>　　 　 |　　　　　　　|</text:p>
              </text:list-item>
              <text:list-item>
                <text:p>　　 　 |　　　　　　　|</text:p>
              </text:list-item>
              <text:list-item>
                <text:p/>
              </text:list-item>
              <text:list-item>
                <text:p>　　　　　　　　　　 ＿＿＿　　　━┓</text:p>
              </text:list-item>
              <text:list-item>
                <text:p>　　　　　　　　　／　―　　＼　 ┏┛</text:p>
              </text:list-item>
              <text:list-item>
                <text:p>　　　　　　 　／　　(●)　 ＼ヽ ・</text:p>
              </text:list-item>
              <text:list-item>
                <text:p>　　　　 　　/　　 （⌒　　(●) /</text:p>
              </text:list-item>
              <text:list-item>
                <text:p>　　　 　　 /　　 　 ￣ヽ__） ／</text:p>
              </text:list-item>
              <text:list-item>
                <text:p>.　　　　／´　　　　　_＿_／</text:p>
              </text:list-item>
              <text:list-item>
                <text:p>　　　　|　　　　　 　 ＼</text:p>
              </text:list-item>
              <text:list-item>
                <text:p>　　　　|　　　　　　　　|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" svg:font-family="Mon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1" svg:font-family="'IPA Pゴシック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IPA P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wamatsu</meta:initial-creator>
    <meta:creation-date>2015-11-06T21:20:57.045094205</meta:creation-date>
    <dc:date>2015-11-06T21:28:56.458375110</dc:date>
    <dc:creator>iwamatsu</dc:creator>
    <meta:editing-duration>PT7S</meta:editing-duration>
    <meta:editing-cycles>1</meta:editing-cycles>
    <meta:document-statistic meta:object-count="28"/>
    <meta:generator>LibreOffice/5.0.2.2$Linux_X86_64 LibreOffice_project/00m0$Build-2</meta:generator>
  </office:meta>
</office:document-meta>
</file>